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02cm" fo:min-width="2.675cm"/>
    </style:style>
    <style:style style:name="gr2" style:family="graphic" style:parent-style-name="standard">
      <style:graphic-properties svg:stroke-color="#674c12" draw:fill-color="#ffffff" draw:textarea-vertical-align="middle"/>
    </style:style>
    <style:style style:name="gr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22ce5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4d8804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674c12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4.263cm"/>
    </style:style>
    <style:style style:name="gr9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59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925cm" fo:min-width="3.628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02cm" fo:min-width="2.992cm"/>
    </style:style>
    <style:style style:name="gr1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4.83cm" fo:min-width="3.62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4.83cm" fo:min-width="3.31cm"/>
    </style:style>
    <style:style style:name="gr17" style:family="graphic" style:parent-style-name="objectwithoutfill">
      <style:graphic-properties svg:stroke-width="0.102cm" svg:stroke-color="#e6e905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1.322cm" fo:min-width="1.073cm"/>
    </style:style>
    <style:style style:name="gr19" style:family="graphic" style:parent-style-name="standard">
      <style:graphic-properties draw:textarea-horizontal-align="justify" draw:textarea-vertical-align="middle" draw:auto-grow-height="false" fo:min-height="1.655cm" fo:min-width="3.627cm"/>
    </style:style>
    <style:style style:name="gr20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textarea-horizontal-align="center" draw:textarea-vertical-align="middle" fo:min-height="0.702cm" draw:shadow="hidden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1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style:text-properties style:text-position="0% 100%" fo:font-size="15pt" fo:font-weight="bold"/>
    </style:style>
    <style:style style:name="P8" style:family="paragraph">
      <loext:graphic-properties draw:fill="none" draw:fill-color="#ffffff"/>
      <style:text-properties style:text-position="0% 100%" fo:font-size="15pt" fo:font-weight="bold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style:text-properties style:text-position="0% 100%"/>
    </style:style>
    <style:style style:name="P11" style:family="paragraph">
      <loext:graphic-properties draw:fill="none" draw:fill-color="#ffffff"/>
      <style:text-properties style:text-position="0% 100%"/>
    </style:style>
    <style:style style:name="P12" style:family="paragraph">
      <loext:graphic-properties draw:fill="solid" draw:fill-color="#000000"/>
      <style:paragraph-properties fo:text-align="center"/>
      <style:text-properties fo:font-size="11pt"/>
    </style:style>
    <style:style style:name="T1" style:family="text">
      <style:text-properties style:text-position="0% 100%" fo:font-size="15pt" fo:font-weight="bold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27cm" svg:x="11.795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2" draw:layer="layout" svg:width="6.031cm" svg:height="11.111cm" svg:x="2.806cm" svg:y="2.269cm" svg:viewBox="0 0 6032 11112" draw:points="0,0 6032,0 6032,11112 5630,11112 5630,370 0,370">
          <text:p/>
        </draw:polygon>
        <draw:line draw:style-name="gr3" draw:text-style-name="P3" draw:layer="layout" svg:x1="2.271cm" svg:y1="2.487cm" svg:x2="8.621cm" svg:y2="2.487cm">
          <text:p/>
        </draw:line>
        <draw:line draw:style-name="gr3" draw:text-style-name="P3" draw:layer="layout" svg:x1="8.621cm" svg:y1="2.487cm" svg:x2="8.621cm" svg:y2="14.552cm">
          <text:p/>
        </draw:line>
        <draw:line draw:style-name="gr4" draw:text-style-name="P3" draw:layer="layout" svg:x1="1.318cm" svg:y1="1.634cm" svg:x2="2.271cm" svg:y2="1.634cm">
          <text:p/>
        </draw:line>
        <draw:line draw:style-name="gr4" draw:text-style-name="P3" draw:layer="layout" svg:x1="2.271cm" svg:y1="1.634cm" svg:x2="2.488cm" svg:y2="2.587cm">
          <text:p/>
        </draw:line>
        <draw:line draw:style-name="gr5" draw:text-style-name="P3" draw:layer="layout" svg:x1="1.318cm" svg:y1="2.487cm" svg:x2="2.271cm" svg:y2="2.487cm">
          <text:p/>
        </draw:line>
        <draw:line draw:style-name="gr4" draw:text-style-name="P3" draw:layer="layout" svg:x1="18.78cm" svg:y1="15.605cm" svg:x2="9.255cm" svg:y2="15.605cm">
          <text:p/>
        </draw:line>
        <draw:line draw:style-name="gr4" draw:text-style-name="P3" draw:layer="layout" svg:x1="9.255cm" svg:y1="15.605cm" svg:x2="9.139cm" svg:y2="14.452cm">
          <text:p/>
        </draw:line>
        <draw:line draw:style-name="gr5" draw:text-style-name="P3" draw:layer="layout" svg:x1="10.207cm" svg:y1="14.652cm" svg:x2="9.356cm" svg:y2="14.552cm">
          <text:p/>
        </draw:line>
        <draw:line draw:style-name="gr6" draw:text-style-name="P3" draw:layer="layout" svg:x1="9.255cm" svg:y1="4.81cm" svg:x2="9.256cm" svg:y2="13.717cm">
          <text:p/>
        </draw:line>
        <draw:line draw:style-name="gr7" draw:text-style-name="P3" draw:layer="layout" svg:x1="9.138cm" svg:y1="14.653cm" svg:x2="9.239cm" svg:y2="13.7cm">
          <text:p/>
        </draw:line>
        <draw:custom-shape draw:style-name="gr8" draw:text-style-name="P4" draw:layer="layout" svg:width="4.763cm" svg:height="3.175cm" svg:x="12.43cm" svg:y="21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.335cm" svg:y1="18.78cm" svg:x2="14.335cm" svg:y2="21.002cm">
          <text:p/>
        </draw:line>
        <draw:line draw:style-name="gr4" draw:text-style-name="P3" draw:layer="layout" svg:x1="14.335cm" svg:y1="21.002cm" svg:x2="13.18cm" svg:y2="21.22cm">
          <text:p/>
        </draw:line>
        <draw:line draw:style-name="gr5" draw:text-style-name="P3" draw:layer="layout" svg:x1="13.383cm" svg:y1="18.78cm" svg:x2="13.382cm" svg:y2="21.32cm">
          <text:p/>
        </draw:line>
        <draw:line draw:style-name="gr7" draw:text-style-name="P3" draw:layer="layout" svg:x1="12.43cm" svg:y1="18.78cm" svg:x2="12.445cm" svg:y2="21.103cm">
          <text:p/>
        </draw:line>
        <draw:line draw:style-name="gr7" draw:text-style-name="P3" draw:layer="layout" svg:x1="13.381cm" svg:y1="21.221cm" svg:x2="12.428cm" svg:y2="21.12cm">
          <text:p/>
        </draw:line>
        <draw:line draw:style-name="gr6" draw:text-style-name="P3" draw:layer="layout" svg:x1="13.343cm" svg:y1="20.905cm" svg:x2="13.343cm" svg:y2="21.857cm">
          <text:p/>
        </draw:line>
        <draw:line draw:style-name="gr7" draw:text-style-name="P3" draw:layer="layout" svg:x1="1.318cm" svg:y1="3.523cm" svg:x2="2.271cm" svg:y2="3.523cm">
          <text:p/>
        </draw:line>
        <draw:line draw:style-name="gr7" draw:text-style-name="P3" draw:layer="layout" svg:x1="2.389cm" svg:y1="2.587cm" svg:x2="2.288cm" svg:y2="3.54cm">
          <text:p/>
        </draw:line>
        <draw:line draw:style-name="gr6" draw:text-style-name="P3" draw:layer="layout" svg:x1="8.621cm" svg:y1="14.552cm" svg:x2="9.573cm" svg:y2="14.552cm">
          <text:p/>
        </draw:line>
        <draw:frame draw:style-name="gr9" draw:text-style-name="P6" draw:layer="layout" svg:width="4.445cm" svg:height="0.952cm" svg:x="1.254cm" svg:y="1.064cm">
          <draw:text-box>
            <text:p text:style-name="P5">NEUTRAL (blue)</text:p>
          </draw:text-box>
        </draw:frame>
        <draw:frame draw:style-name="gr9" draw:text-style-name="P6" draw:layer="layout" svg:width="4.445cm" svg:height="0.952cm" svg:x="1.318cm" svg:y="3.54cm">
          <draw:text-box>
            <text:p text:style-name="P5">HOT (brown)</text:p>
          </draw:text-box>
        </draw:frame>
        <draw:frame draw:style-name="gr10" draw:text-style-name="P6" draw:layer="layout" svg:width="6.032cm" svg:height="1.115cm" svg:x="1.318cm" svg:y="2.525cm">
          <draw:text-box>
            <text:p text:style-name="P5">GROUND (green/yellow)</text:p>
          </draw:text-box>
        </draw:frame>
        <draw:frame draw:style-name="gr10" draw:text-style-name="P6" draw:layer="layout" svg:width="6.033cm" svg:height="1.115cm" svg:x="10.842cm" svg:y="15.66cm">
          <draw:text-box>
            <text:p text:style-name="P5">NEUTRAL (blue → white)</text:p>
          </draw:text-box>
        </draw:frame>
        <draw:frame draw:style-name="gr10" draw:text-style-name="P6" draw:layer="layout" svg:width="6.032cm" svg:height="1.115cm" svg:x="10.525cm" svg:y="14.017cm">
          <draw:text-box>
            <text:p text:style-name="P5">GROUND (green/yellow)</text:p>
          </draw:text-box>
        </draw:frame>
        <draw:frame draw:style-name="gr11" draw:text-style-name="P8" draw:layer="layout" svg:width="11.335cm" svg:height="1.427cm" svg:x="9.255cm" svg:y="1cm">
          <draw:text-box>
            <text:p text:style-name="P7"><text:span text:style-name="T1">PUMP/TANK ELECTRIC CONNECTIONS OVERVIEW 18.6.2024/pekka</text:span></text:p>
          </draw:text-box>
        </draw:frame>
        <draw:custom-shape draw:style-name="gr12" draw:text-style-name="P2" draw:layer="layout" svg:width="4.128cm" svg:height="3.175cm" svg:x="9.572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3.492cm" svg:height="1.27cm" svg:x="9.8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0.642cm" svg:y1="4.809cm" svg:x2="11.912cm" svg:y2="4.492cm">
          <text:p/>
        </draw:line>
        <draw:line draw:style-name="gr6" draw:text-style-name="P3" draw:layer="layout" svg:x1="11.595cm" svg:y1="4.809cm" svg:x2="12.547cm" svg:y2="4.809cm">
          <text:p/>
        </draw:line>
        <draw:custom-shape draw:style-name="gr14" draw:text-style-name="P4" draw:layer="layout" svg:width="0.635cm" svg:height="0.635cm" svg:x="10.324cm" svg:y="4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2.112cm" svg:y="4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draw:layer="layout" svg:width="4.128cm" svg:height="5.08cm" svg:x="9.57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3.492cm" svg:height="1.27cm" svg:x="9.89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0.642cm" svg:y1="10.524cm" svg:x2="11.912cm" svg:y2="10.207cm">
          <text:p/>
        </draw:line>
        <draw:line draw:style-name="gr6" draw:text-style-name="P3" draw:layer="layout" svg:x1="11.595cm" svg:y1="10.524cm" svg:x2="12.547cm" svg:y2="10.524cm">
          <text:p/>
        </draw:line>
        <draw:custom-shape draw:style-name="gr14" draw:text-style-name="P4" draw:layer="layout" svg:width="0.635cm" svg:height="0.635cm" svg:x="10.324cm" svg:y="10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2.112cm" svg:y="10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3.492cm" svg:height="1.27cm" svg:x="9.89cm" svg:y="11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0.642cm" svg:y1="12.111cm" svg:x2="11.912cm" svg:y2="11.794cm">
          <text:p/>
        </draw:line>
        <draw:line draw:style-name="gr6" draw:text-style-name="P3" draw:layer="layout" svg:x1="11.595cm" svg:y1="12.111cm" svg:x2="12.547cm" svg:y2="12.111cm">
          <text:p/>
        </draw:line>
        <draw:custom-shape draw:style-name="gr14" draw:text-style-name="P4" draw:layer="layout" svg:width="0.635cm" svg:height="0.635cm" svg:x="10.324cm" svg:y="11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2.112cm" svg:y="11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3.492cm" svg:height="1.27cm" svg:x="9.89cm" svg:y="8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0.642cm" svg:y1="8.936cm" svg:x2="11.912cm" svg:y2="8.619cm">
          <text:p/>
        </draw:line>
        <draw:line draw:style-name="gr6" draw:text-style-name="P3" draw:layer="layout" svg:x1="11.595cm" svg:y1="8.936cm" svg:x2="12.547cm" svg:y2="8.936cm">
          <text:p/>
        </draw:line>
        <draw:custom-shape draw:style-name="gr14" draw:text-style-name="P4" draw:layer="layout" svg:width="0.635cm" svg:height="0.635cm" svg:x="10.324cm" svg:y="8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2.112cm" svg:y="8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3" draw:layer="layout" svg:x1="9.255cm" svg:y1="12.112cm" svg:x2="10.525cm" svg:y2="12.112cm">
          <text:p/>
        </draw:line>
        <draw:line draw:style-name="gr6" draw:text-style-name="P3" draw:layer="layout" svg:x1="9.255cm" svg:y1="8.937cm" svg:x2="10.525cm" svg:y2="8.937cm">
          <text:p/>
        </draw:line>
        <draw:line draw:style-name="gr6" draw:text-style-name="P3" draw:layer="layout" svg:x1="9.255cm" svg:y1="12.112cm" svg:x2="10.525cm" svg:y2="12.112cm">
          <text:p/>
        </draw:line>
        <draw:line draw:style-name="gr6" draw:text-style-name="P3" draw:layer="layout" svg:x1="9.255cm" svg:y1="4.81cm" svg:x2="10.525cm" svg:y2="4.81cm">
          <text:p/>
        </draw:line>
        <draw:line draw:style-name="gr6" draw:text-style-name="P3" draw:layer="layout" svg:x1="9.255cm" svg:y1="10.525cm" svg:x2="10.525cm" svg:y2="10.525cm">
          <text:p/>
        </draw:line>
        <draw:custom-shape draw:style-name="gr16" draw:text-style-name="P2" draw:layer="layout" svg:width="3.81cm" svg:height="5.08cm" svg:x="14.018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1.27cm" svg:x="14.336cm" svg:y="8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1.27cm" svg:x="14.33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1.27cm" svg:x="14.336cm" svg:y="11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2.747cm" svg:y1="8.937cm" svg:x2="14.97cm" svg:y2="8.937cm">
          <text:p/>
        </draw:line>
        <draw:custom-shape draw:style-name="gr14" draw:text-style-name="P4" draw:layer="layout" svg:width="0.635cm" svg:height="0.635cm" svg:x="14.77cm" svg:y="8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12.747cm" svg:y1="10.525cm" svg:x2="14.97cm" svg:y2="10.525cm">
          <text:p/>
        </draw:line>
        <draw:line draw:style-name="gr6" draw:text-style-name="P3" draw:layer="layout" svg:x1="12.747cm" svg:y1="12.112cm" svg:x2="14.97cm" svg:y2="12.112cm">
          <text:p/>
        </draw:line>
        <draw:custom-shape draw:style-name="gr14" draw:text-style-name="P4" draw:layer="layout" svg:width="0.635cm" svg:height="0.635cm" svg:x="14.77cm" svg:y="10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4.77cm" svg:y="11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7" draw:text-style-name="P3" draw:layer="layout" svg:x1="15.922cm" svg:y1="14.652cm" svg:x2="10.207cm" svg:y2="14.652cm">
          <text:p/>
        </draw:line>
        <draw:line draw:style-name="gr17" draw:text-style-name="P3" draw:layer="layout" svg:x1="15.922cm" svg:y1="8.937cm" svg:x2="15.922cm" svg:y2="14.652cm">
          <text:p/>
        </draw:line>
        <draw:custom-shape draw:style-name="gr14" draw:text-style-name="P4" draw:layer="layout" svg:width="0.635cm" svg:height="0.635cm" svg:x="15.606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5.606cm" svg:y="10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5.606cm" svg:y="11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3.917cm" svg:y="18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2.229cm" svg:y="18.4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3.065cm" svg:y="18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3" draw:layer="layout" svg:x1="16.775cm" svg:y1="8.937cm" svg:x2="16.775cm" svg:y2="15.605cm">
          <text:p/>
        </draw:line>
        <draw:custom-shape draw:style-name="gr14" draw:text-style-name="P4" draw:layer="layout" svg:width="0.635cm" svg:height="0.635cm" svg:x="16.458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6.458cm" svg:y="10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16.458cm" svg:y="11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3" draw:layer="layout" svg:x1="18.78cm" svg:y1="5.444cm" svg:x2="18.78cm" svg:y2="15.605cm">
          <text:p/>
        </draw:line>
        <draw:line draw:style-name="gr6" draw:text-style-name="P3" draw:layer="layout" svg:x1="12.747cm" svg:y1="4.81cm" svg:x2="17.827cm" svg:y2="4.81cm">
          <text:p/>
        </draw:line>
        <draw:custom-shape draw:style-name="gr18" draw:text-style-name="P9" draw:layer="layout" svg:width="2.223cm" svg:height="2.222cm" svg:x="17.71cm" svg:y="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1.27cm" svg:x="4.175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4.127cm" svg:height="1.905cm" svg:x="4.81cm" svg:y="21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715cm" svg:y1="18.78cm" svg:x2="6.715cm" svg:y2="21.002cm">
          <text:p/>
        </draw:line>
        <draw:line draw:style-name="gr4" draw:text-style-name="P3" draw:layer="layout" svg:x1="6.715cm" svg:y1="21.002cm" svg:x2="5.56cm" svg:y2="21.22cm">
          <text:p/>
        </draw:line>
        <draw:line draw:style-name="gr5" draw:text-style-name="P3" draw:layer="layout" svg:x1="5.763cm" svg:y1="18.78cm" svg:x2="5.762cm" svg:y2="21.32cm">
          <text:p/>
        </draw:line>
        <draw:line draw:style-name="gr7" draw:text-style-name="P3" draw:layer="layout" svg:x1="4.81cm" svg:y1="18.78cm" svg:x2="4.825cm" svg:y2="21.103cm">
          <text:p/>
        </draw:line>
        <draw:line draw:style-name="gr7" draw:text-style-name="P3" draw:layer="layout" svg:x1="5.761cm" svg:y1="21.221cm" svg:x2="4.808cm" svg:y2="21.12cm">
          <text:p/>
        </draw:line>
        <draw:line draw:style-name="gr6" draw:text-style-name="P3" draw:layer="layout" svg:x1="5.723cm" svg:y1="20.905cm" svg:x2="5.723cm" svg:y2="21.857cm">
          <text:p/>
        </draw:line>
        <draw:frame draw:style-name="gr20" draw:text-style-name="P11" draw:layer="layout" svg:width="4.763cm" svg:height="2.858cm" svg:x="4.809cm" svg:y="21.754cm">
          <draw:text-box>
            <text:p text:style-name="P10"><text:span text:style-name="T2">S</text:span><text:span text:style-name="T2">O</text:span><text:span text:style-name="T2">L</text:span><text:span text:style-name="T2">E</text:span><text:span text:style-name="T2">N</text:span><text:span text:style-name="T2">O</text:span><text:span text:style-name="T2">I</text:span><text:span text:style-name="T2">D</text:span><text:span text:style-name="T2"> </text:span><text:span text:style-name="T2">V</text:span><text:span text:style-name="T2">A</text:span><text:span text:style-name="T2">L</text:span><text:span text:style-name="T2">V</text:span><text:span text:style-name="T2">E</text:span></text:p>
          </draw:text-box>
        </draw:frame>
        <draw:custom-shape draw:style-name="gr14" draw:text-style-name="P4" draw:layer="layout" svg:width="0.635cm" svg:height="0.635cm" svg:x="6.297cm" svg:y="18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4.609cm" svg:y="18.4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35cm" svg:height="0.635cm" svg:x="5.445cm" svg:y="18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path draw:style-name="gr21" draw:text-style-name="P12" draw:layer="layout" svg:width="0.216cm" svg:height="0.267cm" draw:transform="rotate (-1.5707963267949) translate (9.2415cm 9.889828125cm)" svg:viewBox="0 0 217 268" svg:d="M181 268c0-42 0-83 0-124-49 0-97 0-145 0 0 41 0 82 0 124-12 0-24 0-36 0 0-90 0-179 0-268 12 0 24 0 36 0 0 38 0 75 0 113 48 0 96 0 145 0 0-38 0-75 0-113 12 0 24 0 36 0 0 89 0 178 0 268-12 0-24 0-36 0z">
            <text:p/>
          </draw:path>
          <draw:path draw:style-name="gr21" draw:text-style-name="P12" draw:layer="layout" svg:width="0.264cm" svg:height="0.274cm" draw:transform="rotate (-1.5707963267949) translate (9.245cm 10.155375cm)" svg:viewBox="0 0 265 275" svg:d="M265 136c0 28-5 53-16 74s-26 37-46 48-44 17-71 17-51-6-71-17-35-27-45-48c-11-21-16-46-16-74 0-42 12-76 35-100s56-36 98-36c27 0 50 5 70 16s35 27 46 47c11 21 16 45 16 73zM228 136c0-33-8-59-25-78s-40-28-70-28c-31 0-55 9-71 28-17 18-25 45-25 78 0 34 8 60 25 80s40 30 70 30c31 0 55-10 71-29 17-19 25-46 25-81z">
            <text:p/>
          </draw:path>
          <draw:path draw:style-name="gr21" draw:text-style-name="P12" draw:layer="layout" svg:width="0.218cm" svg:height="0.266cm" draw:transform="rotate (-1.5707963267949) translate (9.241578125cm 10.45071875cm)" svg:viewBox="0 0 219 267" svg:d="M128 30c0 79 0 158 0 237-12 0-24 0-36 0 0-79 0-158 0-237-31 0-61 0-92 0 0-10 0-20 0-30 73 0 146 0 219 0 0 10 0 20 0 30-30 0-61 0-91 0z">
            <text:p/>
          </draw:path>
          <draw:path draw:style-name="gr21" draw:text-style-name="P12" draw:layer="layout" svg:width="0.102cm" svg:height="0.361cm" draw:transform="rotate (-1.5707963267949) translate (9.255cm 10.8090625cm)" svg:viewBox="0 0 103 362" svg:d="M0 181c0-37 6-70 17-99 12-29 29-56 53-82h33c-24 26-41 54-52 84-11 29-17 62-17 97s6 67 17 97c11 29 28 57 52 84h-33c-24-26-42-53-53-82-11-30-17-62-17-99z">
            <text:p/>
          </draw:path>
          <draw:path draw:style-name="gr21" draw:text-style-name="P12" draw:layer="layout" svg:width="0.173cm" svg:height="0.284cm" draw:transform="rotate (-1.5707963267949) translate (9.255cm 10.941015625cm)" svg:viewBox="0 0 174 285" svg:d="M174 178c0 71-25 107-75 107-15 0-28-3-39-8-10-6-18-15-25-27 0 4 0 9-1 18 0 8-1 12-1 13h-33c1-6 1-20 1-42v-239h34v80c0 9 0 18-1 29h1c7-13 15-22 25-28 11-6 24-8 39-8 26 0 45 8 57 26 12 17 18 44 18 79zM139 179c0-29-4-49-12-61-7-13-20-19-37-19-19 0-33 7-42 20-8 13-13 34-13 62 0 27 5 47 13 60 9 13 23 19 42 19 17 0 30-6 37-19 8-13 12-33 12-62z">
            <text:p/>
          </draw:path>
          <draw:path draw:style-name="gr21" draw:text-style-name="P12" draw:layer="layout" svg:width="0.096cm" svg:height="0.208cm" draw:transform="rotate (-1.5707963267949) translate (9.183cm 11.157765625cm)" svg:viewBox="0 0 97 209" svg:d="M1 209v-157c0-15 0-31-1-48h32c1 23 2 37 2 42 6-18 12-30 19-36 7-7 17-10 30-10 5 0 9 1 14 2v31c-5-1-11-2-18-2-14 0-25 6-33 19-7 12-11 29-11 52v107z">
            <text:p/>
          </draw:path>
          <draw:path draw:style-name="gr21" draw:text-style-name="P12" draw:layer="layout" svg:width="0.182cm" svg:height="0.212cm" draw:transform="rotate (-1.5707963267949) translate (9.183cm 11.279296875cm)" svg:viewBox="0 0 183 213" svg:d="M183 106c0 36-8 63-23 81-16 17-39 26-69 26s-53-9-68-27c-15-19-23-45-23-80 0-71 31-106 92-106 31 0 54 9 69 26s22 44 22 80zM147 106c0-28-4-49-12-61-9-13-23-20-43-20-19 0-34 7-43 20s-13 33-13 61c0 27 4 48 13 61 9 14 23 21 41 21 21 0 35-7 44-20s13-34 13-62z">
            <text:p/>
          </draw:path>
          <draw:path draw:style-name="gr21" draw:text-style-name="P12" draw:layer="layout" svg:width="0.281cm" svg:height="0.204cm" draw:transform="rotate (-1.5707963267949) translate (9.179cm 11.4784375cm)" svg:viewBox="0 0 282 205" svg:d="M223 205h-40l-35-145-7-32c-1 6-3 14-6 25-2 10-15 61-38 152h-40l-57-205h34l34 139c1 3 4 16 9 38l3-14 43-163h36l36 141 9 36 6-27 38-150h34z">
            <text:p/>
          </draw:path>
          <draw:path draw:style-name="gr21" draw:text-style-name="P12" draw:layer="layout" svg:width="0.164cm" svg:height="0.208cm" draw:transform="rotate (-1.5707963267949) translate (9.183cm 11.784765625cm)" svg:viewBox="0 0 165 209" svg:d="M131 209v-130c0-14-2-24-4-32-3-7-7-12-13-16-6-3-14-5-26-5-16 0-29 6-39 17-9 12-14 27-14 47v119h-34v-161c0-24 0-39-1-44h32c0 0 0 2 1 5 0 3 0 6 0 10 0 3 0 10 1 20 8-14 17-24 27-30 11-6 24-9 39-9 22 0 39 6 49 17 11 11 16 29 16 55v137z">
            <text:p/>
          </draw:path>
          <draw:path draw:style-name="gr21" draw:text-style-name="P12" draw:layer="layout" svg:width="0.229cm" svg:height="0.09cm" draw:transform="rotate (-1.5707963267949) translate (9.083671875cm 12.164078125cm)" svg:viewBox="0 0 230 91" svg:d="M187 37c-7-8-14-21-22-37h13c17 19 34 33 52 42v7c-18 9-35 23-52 42h-13c8-16 15-29 22-37h-187v-17z">
            <text:p/>
          </draw:path>
          <draw:path draw:style-name="gr21" draw:text-style-name="P12" draw:layer="layout" svg:width="0.173cm" svg:height="0.284cm" draw:transform="rotate (-1.5707963267949) translate (9.255cm 12.609015625cm)" svg:viewBox="0 0 174 285" svg:d="M174 178c0 71-25 107-75 107-15 0-28-3-39-8-10-6-18-15-25-27 0 4 0 9-1 18 0 8-1 12-1 13h-33c1-6 1-20 1-42v-239h34v80c0 9 0 18-1 29h1c7-13 15-22 25-28 11-6 24-8 39-8 26 0 45 8 57 26 12 17 18 44 18 79zM139 179c0-29-4-49-12-61-7-13-20-19-37-19-19 0-33 7-42 20-8 13-13 34-13 62 0 27 5 47 13 60 9 13 23 19 42 19 17 0 30-6 37-19 8-13 12-33 12-62z">
            <text:p/>
          </draw:path>
          <draw:path draw:style-name="gr21" draw:text-style-name="P12" draw:layer="layout" svg:width="0.033cm" svg:height="0.281cm" draw:transform="rotate (-1.5707963267949) translate (9.255cm 12.826140625cm)" svg:viewBox="0 0 34 282" svg:d="M0 282c0-94 0-188 0-282 11 0 23 0 34 0 0 94 0 188 0 282-11 0-23 0-34 0z">
            <text:p/>
          </draw:path>
          <draw:path draw:style-name="gr21" draw:text-style-name="P12" draw:layer="layout" svg:width="0.198cm" svg:height="0.212cm" draw:transform="rotate (-1.5707963267949) translate (9.182984375cm 12.901484375cm)" svg:viewBox="0 0 199 213" svg:d="M62 213c-21 0-36-5-46-16-11-11-16-26-16-45 0-21 7-38 21-49 14-12 36-18 67-18l47-1v-11c0-17-4-29-11-36s-18-11-33-11c-16 0-27 3-34 8s-11 13-12 25l-36-4c6-37 33-55 82-55 26 0 45 6 58 18s20 29 20 51v89c0 10 1 17 4 22s8 8 15 8c3 0 7 0 11-1v21c-8 2-17 3-26 3-13 0-22-3-28-10-5-7-9-17-9-31h-1c-9 16-19 27-31 33-11 7-25 10-42 10zM70 187c12 0 23-2 33-8s17-14 23-23c6-10 9-20 9-31v-17h-38c-16 0-28 2-36 5-9 3-15 8-19 14-5 7-7 15-7 25 0 11 3 20 9 26s15 9 26 9z">
            <text:p/>
          </draw:path>
          <draw:path draw:style-name="gr21" draw:text-style-name="P12" draw:layer="layout" svg:width="0.166cm" svg:height="0.212cm" draw:transform="rotate (-1.5707963267949) translate (9.18275cm 13.117484375cm)" svg:viewBox="0 0 167 213" svg:d="M36 105c0 28 4 48 12 61 9 13 22 20 39 20 12 0 23-3 31-10s13-17 15-30l34 2c-2 20-11 35-25 47s-32 18-54 18c-28 0-50-9-65-27-15-19-23-45-23-80 0-34 8-61 23-79s37-27 65-27c21 0 38 5 52 16s23 26 26 45l-35 3c-2-11-6-21-13-27-8-7-18-10-31-10-18 0-31 6-39 18s-12 32-12 60z">
            <text:p/>
          </draw:path>
          <draw:path draw:style-name="gr21" draw:text-style-name="P12" draw:layer="layout" svg:width="0.167cm" svg:height="0.28cm" draw:transform="rotate (-1.5707963267949) translate (9.255cm 13.321140625cm)" svg:viewBox="0 0 168 281" svg:d="M128 281c-23-31-46-62-69-93-8 6-17 13-25 20 0 25 0 49 0 73-11 0-23 0-34 0 0-94 0-187 0-281 11 0 23 0 34 0 0 59 0 117 0 176 30-34 60-67 90-100 13 0 27 0 40 0-28 29-55 59-83 88 29 39 58 78 87 117-13 0-26 0-40 0z">
            <text:p/>
          </draw:path>
          <draw:path draw:style-name="gr21" draw:text-style-name="P12" draw:layer="layout" svg:width="0.102cm" svg:height="0.361cm" draw:transform="rotate (-1.5707963267949) translate (9.255cm 13.49228125cm)" svg:viewBox="0 0 103 362" svg:d="M103 181c0 37-6 70-17 99-12 29-29 56-53 82h-33c24-27 41-55 52-84s17-62 17-97-6-68-17-97c-11-30-28-58-52-84h33c24 26 41 53 53 82 11 30 17 62 17 99z">
            <text:p/>
          </draw:path>
        </draw:g>
        <draw:frame draw:style-name="gr9" draw:text-style-name="P6" draw:layer="layout" svg:width="4.445cm" svg:height="0.952cm" svg:x="17.827cm" svg:y="2.905cm">
          <draw:text-box>
            <text:p text:style-name="P5">Work light</text:p>
          </draw:text-box>
        </draw:frame>
        <draw:frame draw:style-name="gr9" draw:text-style-name="P6" draw:layer="layout" svg:width="4.445cm" svg:height="0.952cm" svg:x="9.89cm" svg:y="2.905cm">
          <draw:text-box>
            <text:p text:style-name="P5">Light switch</text:p>
          </draw:text-box>
        </draw:frame>
        <draw:frame draw:style-name="gr9" draw:text-style-name="P6" draw:layer="layout" svg:width="4.445cm" svg:height="0.952cm" svg:x="10.207cm" svg:y="7.35cm">
          <draw:text-box>
            <text:p text:style-name="P5">Control switches</text:p>
          </draw:text-box>
        </draw:frame>
        <draw:frame draw:style-name="gr9" draw:text-style-name="P6" draw:layer="layout" svg:width="4.445cm" svg:height="0.952cm" svg:x="14.97cm" svg:y="7.35cm">
          <draw:text-box>
            <text:p text:style-name="P5">Wall plugs</text:p>
          </draw:text-box>
        </draw:frame>
        <draw:frame draw:style-name="gr9" draw:text-style-name="P6" draw:layer="layout" svg:width="4.445cm" svg:height="0.952cm" svg:x="10.208cm" svg:y="7.35cm">
          <draw:text-box>
            <text:p text:style-name="P5">Control switches</text:p>
          </draw:text-box>
        </draw:frame>
        <draw:frame draw:style-name="gr9" draw:text-style-name="P6" draw:layer="layout" svg:width="4.445cm" svg:height="0.952cm" svg:x="10.208cm" svg:y="7.35cm">
          <draw:text-box>
            <text:p text:style-name="P5">Control switches</text:p>
          </draw:text-box>
        </draw:frame>
        <draw:frame draw:style-name="gr20" draw:text-style-name="P11" draw:layer="layout" svg:width="4.763cm" svg:height="2.858cm" svg:x="12.747cm" svg:y="21.954cm">
          <draw:text-box>
            <text:p text:style-name="P10"><text:span text:style-name="T2">WATER PUMP/TAN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07:28:46.223846990</meta:creation-date>
    <dc:date>2024-06-18T08:49:10.856261521</dc:date>
    <meta:editing-duration>PT59M23S</meta:editing-duration>
    <meta:editing-cycles>12</meta:editing-cycles>
    <meta:generator>LibreOffice/7.3.7.2$Linux_X86_64 LibreOffice_project/30$Build-2</meta:generator>
    <meta:document-statistic meta:object-count="116"/>
  </office:meta>
</office:document-meta>
</file>